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3b61b" officeooo:paragraph-rsid="0003b61b"/>
    </style:style>
    <style:style style:name="P2" style:family="paragraph" style:parent-style-name="Standard">
      <style:paragraph-properties fo:text-align="end" style:justify-single-word="false"/>
      <style:text-properties officeooo:rsid="0014b7a0" officeooo:paragraph-rsid="0014b7a0"/>
    </style:style>
    <style:style style:name="P3" style:family="paragraph" style:parent-style-name="Text_20_body">
      <style:text-properties officeooo:rsid="00063b48" officeooo:paragraph-rsid="00063b48"/>
    </style:style>
    <style:style style:name="P4" style:family="paragraph" style:parent-style-name="Text_20_body">
      <style:text-properties officeooo:rsid="00063b48" officeooo:paragraph-rsid="0009d911"/>
    </style:style>
    <style:style style:name="P5" style:family="paragraph" style:parent-style-name="Text_20_body">
      <style:text-properties officeooo:rsid="00066480" officeooo:paragraph-rsid="000991a9"/>
    </style:style>
    <style:style style:name="P6" style:family="paragraph" style:parent-style-name="Text_20_body">
      <style:text-properties officeooo:rsid="00081298" officeooo:paragraph-rsid="00081298"/>
    </style:style>
    <style:style style:name="P7" style:family="paragraph" style:parent-style-name="Text_20_body">
      <style:text-properties officeooo:rsid="000991a9" officeooo:paragraph-rsid="000991a9"/>
    </style:style>
    <style:style style:name="P8" style:family="paragraph" style:parent-style-name="Text_20_body">
      <style:text-properties officeooo:paragraph-rsid="000991a9"/>
    </style:style>
    <style:style style:name="P9" style:family="paragraph" style:parent-style-name="Text_20_body">
      <style:text-properties officeooo:rsid="0009d911" officeooo:paragraph-rsid="0009d911"/>
    </style:style>
    <style:style style:name="P10" style:family="paragraph" style:parent-style-name="Text_20_body">
      <style:text-properties officeooo:rsid="000d9a79" officeooo:paragraph-rsid="000d9a79"/>
    </style:style>
    <style:style style:name="P11" style:family="paragraph" style:parent-style-name="Text_20_body">
      <style:text-properties officeooo:rsid="000f5546" officeooo:paragraph-rsid="000f5546"/>
    </style:style>
    <style:style style:name="P12" style:family="paragraph" style:parent-style-name="Text_20_body">
      <style:text-properties officeooo:rsid="000f5546" officeooo:paragraph-rsid="000fb1f9"/>
    </style:style>
    <style:style style:name="P13" style:family="paragraph" style:parent-style-name="Text_20_body">
      <style:text-properties officeooo:rsid="0010a352" officeooo:paragraph-rsid="0010a352"/>
    </style:style>
    <style:style style:name="P14" style:family="paragraph" style:parent-style-name="Text_20_body">
      <style:text-properties officeooo:rsid="0011e525" officeooo:paragraph-rsid="0011e525"/>
    </style:style>
    <style:style style:name="P15" style:family="paragraph" style:parent-style-name="Text_20_body">
      <style:text-properties officeooo:rsid="001a6b78" officeooo:paragraph-rsid="001c295a"/>
    </style:style>
    <style:style style:name="P16" style:family="paragraph" style:parent-style-name="Text_20_body">
      <style:text-properties officeooo:rsid="001c295a" officeooo:paragraph-rsid="001c295a"/>
    </style:style>
    <style:style style:name="P17" style:family="paragraph" style:parent-style-name="Standard" style:list-style-name="L1">
      <style:text-properties officeooo:rsid="0009d911" officeooo:paragraph-rsid="0009d911"/>
    </style:style>
    <style:style style:name="P18" style:family="paragraph" style:parent-style-name="Standard" style:list-style-name="L1">
      <style:text-properties officeooo:rsid="0010a352" officeooo:paragraph-rsid="0010a352"/>
    </style:style>
    <style:style style:name="P19" style:family="paragraph" style:parent-style-name="Standard" style:list-style-name="L1">
      <style:text-properties officeooo:rsid="0014b9e6" officeooo:paragraph-rsid="0014b9e6"/>
    </style:style>
    <style:style style:name="P20" style:family="paragraph" style:parent-style-name="Standard" style:list-style-name="L1">
      <style:text-properties officeooo:rsid="0017f3d2" officeooo:paragraph-rsid="0017f3d2"/>
    </style:style>
    <style:style style:name="P21" style:family="paragraph" style:parent-style-name="Text_20_body" style:list-style-name="L2">
      <style:text-properties officeooo:rsid="00063b48" officeooo:paragraph-rsid="00063b48"/>
    </style:style>
    <style:style style:name="P22" style:family="paragraph" style:parent-style-name="Text_20_body" style:list-style-name="L3">
      <style:text-properties officeooo:rsid="00063b48" officeooo:paragraph-rsid="00063b48"/>
    </style:style>
    <style:style style:name="P23" style:family="paragraph" style:parent-style-name="Text_20_body" style:list-style-name="L2">
      <style:text-properties officeooo:rsid="00081298" officeooo:paragraph-rsid="00081298"/>
    </style:style>
    <style:style style:name="P24" style:family="paragraph" style:parent-style-name="Text_20_body" style:list-style-name="L2">
      <style:text-properties officeooo:rsid="00066480" officeooo:paragraph-rsid="00066480"/>
    </style:style>
    <style:style style:name="P25" style:family="paragraph" style:parent-style-name="Text_20_body" style:list-style-name="L2">
      <style:text-properties officeooo:rsid="001a6b78" officeooo:paragraph-rsid="001a6b78"/>
    </style:style>
    <style:style style:name="P26" style:family="paragraph" style:parent-style-name="Text_20_body" style:list-style-name="L4">
      <style:text-properties officeooo:rsid="000f5546" officeooo:paragraph-rsid="000f5546"/>
    </style:style>
    <style:style style:name="P27" style:family="paragraph" style:parent-style-name="Text_20_body" style:list-style-name="L4">
      <style:text-properties officeooo:rsid="000f5546" officeooo:paragraph-rsid="000fb1f9"/>
    </style:style>
    <style:style style:name="P28" style:family="paragraph" style:parent-style-name="Text_20_body" style:list-style-name="L4">
      <style:text-properties officeooo:rsid="0012ed85" officeooo:paragraph-rsid="0012ed85"/>
    </style:style>
    <style:style style:name="P29" style:family="paragraph" style:parent-style-name="Text_20_body" style:list-style-name="L4">
      <style:text-properties officeooo:rsid="001f4adc" officeooo:paragraph-rsid="001f4adc"/>
    </style:style>
    <style:style style:name="T1" style:family="text">
      <style:text-properties officeooo:rsid="00066480"/>
    </style:style>
    <style:style style:name="T2" style:family="text">
      <style:text-properties officeooo:rsid="00081298"/>
    </style:style>
    <style:style style:name="T3" style:family="text">
      <style:text-properties officeooo:rsid="000991a9"/>
    </style:style>
    <style:style style:name="T4" style:family="text">
      <style:text-properties officeooo:rsid="000b31dc"/>
    </style:style>
    <style:style style:name="T5" style:family="text">
      <style:text-properties officeooo:rsid="000d9a79"/>
    </style:style>
    <style:style style:name="T6" style:family="text">
      <style:text-properties officeooo:rsid="000fb1f9"/>
    </style:style>
    <style:style style:name="T7" style:family="text">
      <style:text-properties officeooo:rsid="00169e14"/>
    </style:style>
    <style:style style:name="T8" style:family="text">
      <style:text-properties style:text-underline-style="solid" style:text-underline-width="auto" style:text-underline-color="font-color" officeooo:rsid="000b31dc"/>
    </style:style>
    <style:style style:name="T9" style:family="text">
      <style:text-properties officeooo:rsid="001a430c"/>
    </style:style>
    <style:style style:name="T10" style:family="text">
      <style:text-properties officeooo:rsid="001c295a"/>
    </style:style>
    <style:style style:name="T11" style:family="text">
      <style:text-properties officeooo:rsid="001e1e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блемы платы БФК-2.0</text:p>
      <text:p text:style-name="P2">А. Осипенко</text:p>
      <text:p text:style-name="P1"/>
      <text:list xml:id="list7920698320006345072" text:style-name="L1">
        <text:list-item>
          <text:p text:style-name="P17">Наличие активного сигнала высокого уровня (клока, ресета) на микросхеме с отключенным питанием приводит к ненулевому напряжению в домене и возможным проблемам с включением источника (CLK25, CLK100, CLK156.25)</text:p>
        </text:list-item>
        <text:list-item>
          <text:p text:style-name="P17">Наличие активного клока 25МГц приводит к избыточным броскам при включении питания 0.9В.</text:p>
        </text:list-item>
        <text:list-item>
          <text:p text:style-name="P18">Входной ключ 12В не работает.</text:p>
        </text:list-item>
        <text:list-item>
          <text:p text:style-name="P19">сигналы /phy0_reset и /phy1_reset – это один и тот же сигнал. <text:span text:style-name="T7">Не паять R429, R431</text:span></text:p>
        </text:list-item>
        <text:list-item>
          <text:p text:style-name="P20">Микросхема U77 впаяна зеркально. U81 U82 не нужны – GMAC работает без дополнительных задержек.</text:p>
        </text:list-item>
      </text:list>
      <text:p text:style-name="P1"/>
      <text:p text:style-name="P3">Оптимальная последовательность включения платы:</text:p>
      <text:list xml:id="list7075634240825936684" text:style-name="L2">
        <text:list-item>
          <text:p text:style-name="P21">включить источники</text:p>
        </text:list-item>
        <text:list-item>
          <text:p text:style-name="P21"><text:bookmark-start text:name="__RefNumPara__45_311336095"/><text:span text:style-name="T2">д</text:span>ождаться стабилизации напряжения <text:span text:style-name="T1">по сигналам PGOOD и мониторам напряжения</text:span><text:bookmark-end text:name="__RefNumPara__45_311336095"/></text:p>
        </text:list-item>
        <text:list-item>
          <text:p text:style-name="P23"><text:bookmark-start text:name="__RefNumPara__43_311336095"/>запрограммировать регистры генератора 25МГц<text:bookmark-end text:name="__RefNumPara__43_311336095"/></text:p>
        </text:list-item>
        <text:list-item>
          <text:p text:style-name="P24"><text:bookmark-start text:name="__RefNumPara__33_311336095"/>изменить <text:span text:style-name="T2">выходное напряжение </text:span>программируемых источников TPS<text:span text:style-name="T2">65263 </text:span>(0.9<text:span text:style-name="T2">В</text:span>/0.95<text:span text:style-name="T2">В</text:span>) и LTC<text:span text:style-name="T2">3447 </text:span>(1.5<text:span text:style-name="T2">В</text:span>/1.8<text:span text:style-name="T2">В</text:span>) – поскольку эти источники не управляются до включения<text:bookmark-end text:name="__RefNumPara__33_311336095"/></text:p>
        </text:list-item>
        <text:list-item>
          <text:p text:style-name="P24">дождаться завершения перестройки напряжений</text:p>
        </text:list-item>
        <text:list-item>
          <text:p text:style-name="P21">дождаться захвата частот генераторами</text:p>
        </text:list-item>
        <text:list-item>
          <text:p text:style-name="P21"><text:bookmark-start text:name="__RefNumPara__39_311336095"/>включить выходы генераторов<text:bookmark-end text:name="__RefNumPara__39_311336095"/></text:p>
        </text:list-item>
        <text:list-item>
          <text:p text:style-name="P25">снять сигналы сброса с PCIe/XGMAC Phy/USB...</text:p>
        </text:list-item>
        <text:list-item>
          <text:p text:style-name="P21"><text:bookmark-start text:name="__RefNumPara__41_311336095"/>снять сигнал сброса с процессора<text:bookmark-end text:name="__RefNumPara__41_311336095"/></text:p>
        </text:list-item>
      </text:list>
      <text:p text:style-name="P7">п. <text:bookmark-ref text:reference-format="number-no-superior" text:ref-name="__RefNumPara__45_311336095">2</text:bookmark-ref> нет индикации момента перехода к п. <text:bookmark-ref text:reference-format="number-no-superior" text:ref-name="__RefNumPara__43_311336095">3</text:bookmark-ref> - приходится доверять “разумно большой” задержке.</text:p>
      <text:p text:style-name="P5">п.<text:span text:style-name="T3">п</text:span>. <text:span text:style-name="T3"><text:bookmark-ref text:reference-format="number-no-superior" text:ref-name="__RefNumPara__43_311336095">3</text:bookmark-ref></text:span><text:span text:style-name="T3"> и</text:span> <text:bookmark-ref text:reference-format="number-no-superior" text:ref-name="__RefNumPara__33_311336095">4</text:bookmark-ref> мо<text:span text:style-name="T3">гут</text:span> быть выполнен<text:span text:style-name="T3">ы</text:span> только микроконтроллером, следовательно необходимо обеспечить возможность хендшейка между BMC и секвенсером: секвенсер сообщает о готовности источников, но продолжает работу <text:span text:style-name="T2">только </text:span>после разрешения контроллера.</text:p>
      <text:p text:style-name="P3">Задающий генератор 25МГц.</text:p>
      <text:list xml:id="list8360619219511277768" text:style-name="L3">
        <text:list-item>
          <text:p text:style-name="P22">Требует загрузки конфигурации при каждом включении питания – <text:span text:style-name="T2">должен быть подключен к шине I2C BMC</text:span></text:p>
        </text:list-item>
        <text:list-item>
          <text:p text:style-name="P22">При отключенном питании мешает работать шине I2C</text:p>
        </text:list-item>
        <text:list-item>
          <text:p text:style-name="P22">Управление выходами клока только программное (нет входа OE)</text:p>
        </text:list-item>
        <text:list-item>
          <text:p text:style-name="P22">Напряжение VOUT требуется включать до или вместе с VDD</text:p>
        </text:list-item>
      </text:list>
      <text:p text:style-name="P6">VDD генератора включается через цепочку регуляторов: VDD3V3 (U35) – VDD5V (U36) – <text:soft-page-break/>3V3_RefClk (U34) – 1V8_RefClk (U37). </text:p>
      <text:p text:style-name="P7">Текущее решение – секвенсер включает VDD3V3 сразу по подаче питания, однако при этом сам попадает в “зависание”, вывести из которого его можно только аппаратным ресетом, что приводит к “дерганию” всех напряжений цепочки.</text:p>
      <text:p text:style-name="P7">п. <text:bookmark-ref text:reference-format="number-no-superior" text:ref-name="__RefNumPara__39_311336095">7</text:bookmark-ref> также может быть выполнен только BMC в силу выбранной модели генератора.</text:p>
      <text:p text:style-name="P8"><text:span text:style-name="T3">п. </text:span><text:span text:style-name="T3"><text:bookmark-ref text:reference-format="number-no-superior" text:ref-name="__RefNumPara__41_311336095">9</text:bookmark-ref></text:span><text:span text:style-name="T3"> выполняется с использованием объединения выходов управления сбросом с открытым стоком.</text:span></text:p>
      <text:p text:style-name="P4">Для выполнения такой последовательность в плате недостаточно сигналов обратной связи (PGOOD не подключены, не предусмотрено управление OE генераторов и сигналов аварий)</text:p>
      <text:p text:style-name="P9"/>
      <text:p text:style-name="P9">Сигналы SYSTEM_OK и CPU_RESET# на BMC оказались выбраны таким образом, что прерывание можно получить только от одного из них. Попробовать логически поменять местами сигналы UCD_NOTIFY и SYSTEM_OK <text:span text:style-name="T5">(переапрограммирование UCD9090 и BMC)</text:span></text:p>
      <text:p text:style-name="P9"/>
      <text:p text:style-name="P9">Возможные улучшения.</text:p>
      <text:p text:style-name="P9">!! Изоляция генератора 25МГц. <text:s/>Можно использовать дополнительную м/сх типа U14 (FXMA2102) <text:s text:c="2"/>либо использовать имеющиеся свободные выходы <text:s/>U27.</text:p>
      <text:p text:style-name="P9">!? Замен<text:span text:style-name="T5">ить</text:span> модел<text:span text:style-name="T5">ь</text:span> генератора на <text:span text:style-name="T4">Si5356/Si5338 с возможность записи конфигурации в NVM (на доп. программаторе) и </text:span><text:span text:style-name="T8">управления выходом</text:span><text:span text:style-name="T4">, или заказ factory-programmed генераторов Si5351.</text:span></text:p>
      <text:p text:style-name="P10"><text:span text:style-name="T9">+ </text:span>Завести на контроллер все выводы ALERT/SMBA (по стандарту должны быть с открытым стоком).</text:p>
      <text:p text:style-name="P10">Сигналы POWER GOOD (если open drain) объединить и довести до SQNR/BMC</text:p>
      <text:p text:style-name="P14">? Сигнал JTAG_RESET должно быть достаточно посадить подтяжкой 10К на землю – освободится вывод на секвенсере.</text:p>
      <text:p text:style-name="P14"><text:span text:style-name="T9">+ </text:span>Задействовать MON11</text:p>
      <text:p text:style-name="P15">+ Подключить BMC I2C_<text:span text:style-name="T10">PM_xxx_3V</text:span> к CLK156</text:p>
      <text:p text:style-name="P16">Установить коннекторы J30(BMC I2C_GP) и J43(CPU I2C_PM) рядом, так, чтобы можно было использовать джамперы для программирования генератора</text:p>
      <text:p text:style-name="P15"><text:span text:style-name="T10">Или п</text:span>одключить BMC I2C<text:span text:style-name="T11">1</text:span> к CLK156</text:p>
      <text:p text:style-name="P15"/>
      <text:p text:style-name="P11">Мелкие замечания:</text:p>
      <text:list xml:id="list8063474961642678164" text:style-name="L4">
        <text:list-item>
          <text:p text:style-name="P26">R38 паять 10k на землю (не DNP)</text:p>
        </text:list-item>
        <text:list-item>
          <text:p text:style-name="P27"><text:soft-page-break/>R67 не паять – с ним обнаружение подключения USB идет неустойчиво.</text:p>
        </text:list-item>
        <text:list-item>
          <text:p text:style-name="P27">I2C_UCD_SMBA соединить с I2C1_SMBA – безопасно, на BMC это вход. <text:span text:style-name="T6">Иначе BMC не видит аварий в секвенсоре.</text:span></text:p>
        </text:list-item>
        <text:list-item>
          <text:p text:style-name="P28">Подтянуть PS_ON к земле</text:p>
        </text:list-item>
        <text:list-item>
          <text:p text:style-name="P29">U43 pin1 NoConnect! <text:s/>- не работает вторая страница.</text:p>
        </text:list-item>
      </text:list>
      <text:p text:style-name="P12">R486 увеличить – синий слишком яркий, не виден зеленый.</text:p>
      <text:p text:style-name="P13">Желательна индикация светодиодом CPURESET</text:p>
      <text:p text:style-name="P11">Узел J3 Q2 Q3 можно не паять – USB работает нормально.</text:p>
      <text:p text:style-name="P11">U14 можно не паять (соединить напрямую A0-B0, A1-B1) – BMC отключается переводом в режим DFU, CLK25 отключается джамперами.</text:p>
      <text:p text:style-name="P11">BMC COM-port (U17, U18, J7) не используется, нет идей для чего он может быть нужен</text:p>
      <text:p text:style-name="P11">BootSD работать не будет, можно не паять J44,U52</text:p>
      <text:p text:style-name="P12">Подключение SPI flash. <text:span text:style-name="T6">Q11 и J41 не нужны, можно соединить BOOT_PROG# и SEL. Возможно, предполагался другой смысл у J41 – запрет перехвата управления от BMC?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сипенко Сергеевич</meta:initial-creator>
    <meta:creation-date>2016-09-05T13:28:11.914965239</meta:creation-date>
    <dc:date>2016-12-13T17:22:01.968245844</dc:date>
    <dc:creator>Александр Осипенко</dc:creator>
    <meta:editing-duration>PT5H8M9S</meta:editing-duration>
    <meta:editing-cycles>16</meta:editing-cycles>
    <meta:generator>LibreOffice/4.3.7.2$Linux_X86_64 LibreOffice_project/430$Build-2</meta:generator>
    <meta:document-statistic meta:table-count="0" meta:image-count="0" meta:object-count="0" meta:page-count="3" meta:paragraph-count="53" meta:word-count="612" meta:character-count="4301" meta:non-whitespace-character-count="3744"/>
  </office:meta>
</office:document-meta>
</file>